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left="0cm" fo:padding-right="0cm" fo:padding-top="0cm" fo:padding-bottom="0.035cm" fo:border-left="none" fo:border-right="none" fo:border-top="none" fo:border-bottom="0.74pt solid #000000"/>
    </style:style>
    <style:style style:name="P2"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3" style:family="paragraph" style:parent-style-name="Text_20_body">
      <style:text-properties fo:font-size="14pt" officeooo:rsid="000dd1a9" officeooo:paragraph-rsid="000dd1a9" style:font-size-asian="12.25pt" style:font-size-complex="14pt"/>
    </style:style>
    <style:style style:name="P4" style:family="paragraph" style:parent-style-name="Text_20_body">
      <style:text-properties fo:font-size="14pt" officeooo:rsid="00102ac8" officeooo:paragraph-rsid="00102ac8" style:font-size-asian="12.25pt" style:font-size-complex="14pt"/>
    </style:style>
    <style:style style:name="P5" style:family="paragraph" style:parent-style-name="Standard" style:master-page-name="Standard">
      <style:paragraph-properties style:page-number="auto"/>
    </style:style>
    <style:style style:name="P6" style:family="paragraph" style:parent-style-name="Standard">
      <style:text-properties fo:font-size="14pt" fo:font-style="italic" style:font-size-asian="14pt" style:font-style-asian="italic" style:font-size-complex="14pt" style:font-style-complex="italic"/>
    </style:style>
    <style:style style:name="P7" style:family="paragraph" style:parent-style-name="Standard">
      <style:text-properties fo:font-size="14pt" fo:font-style="italic" officeooo:rsid="0013e23c" officeooo:paragraph-rsid="0013e23c" style:font-size-asian="14pt" style:font-style-asian="italic" style:font-size-complex="14pt" style:font-style-complex="italic"/>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0be53c"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Standard"><text:span text:style-name="T1">Lab number : </text:span><text:span text:style-name="T2">6</text:span></text:p>
      <text:p text:style-name="P1"><text:span text:style-name="T1">Lab Title <text:s text:c="5"/>: <text:s/></text:span><text:span text:style-name="T2">Ping in NS2</text:span></text:p>
      <text:h text:style-name="P2" text:outline-level="3">Abstract:</text:h>
      <text:p text:style-name="P3">This activity focus on the networking control protocol that supports and manages the communications along different networks. The support is done by the Internet Control Message Protocol (ICMP) that holds the control status of the current packet being exchanged.</text:p>
      <text:h text:style-name="P2" text:outline-level="3">Aim objectives and goal:</text:h>
      <text:p text:style-name="P4">The main goal of this lab is to experiment and investigate about the ICMP protocol, by using the echo request that is mostly know as “ping”. Firstly the instruction is to run ping a known website using the local machine’s terminal. Following that, the goal is to run the tcl file and observe the outcome of the nodes pinging each other on a small network. The last goal is to investigate about the round trip time (RTT) and derive the path’s throughput using the RTT.</text:p>
      <text:h text:style-name="P2" text:outline-level="3">Observation/ Results and Discussion:</text:h>
      <text:p text:style-name="P7"/>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3</meta:editing-cycles>
    <meta:print-date>2017-10-19T15:15:00</meta:print-date>
    <meta:creation-date>2019-09-20T11:35:00</meta:creation-date>
    <dc:date>2020-11-18T20:21:14.310275751</dc:date>
    <meta:editing-duration>PT58M28S</meta:editing-duration>
    <meta:generator>LibreOffice/6.4.6.2$Linux_X86_64 LibreOffice_project/40$Build-2</meta:generator>
    <meta:document-statistic meta:table-count="0" meta:image-count="0" meta:object-count="0" meta:page-count="1" meta:paragraph-count="7" meta:word-count="143" meta:character-count="841" meta:non-whitespace-character-count="6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